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8CBAD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ackground-color="#FFFF00"/>
      <style:text-properties fo:font-size="20pt" style:font-size-asian="20pt" style:font-size-complex="20pt"/>
    </style:style>
    <style:style style:name="ce4" style:family="table-cell" style:parent-style-name="Default" style:data-style-name="N0"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ackground-color="#F8CBA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2.22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MPONENT<text:s/></text:p>
          </table:table-cell>
          <table:table-cell office:value-type="string" table:style-name="ce3">
            <text:p>TICKETS</text:p>
          </table:table-cell>
          <table:table-cell office:value-type="string" table:style-name="ce4">
            <text:p>DONE</text:p>
          </table:table-cell>
          <table:table-cell office:value-type="string" table:style-name="ce4">
            <text:p>DATE</text:p>
          </table:table-cell>
          <table:table-cell table:number-columns-repeated="16380"/>
        </table:table-row>
        <table:table-row table:style-name="ro2">
          <table:table-cell table:style-name="ce5"/>
          <table:table-cell table:style-name="ce6"/>
          <table:table-cell table:number-columns-repeated="16382" table:style-name="ce1"/>
        </table:table-row>
        <table:table-row table:style-name="ro2">
          <table:table-cell office:value-type="string" table:style-name="ce5">
            <text:p>LOGIN</text:p>
          </table:table-cell>
          <table:table-cell office:value-type="string" table:style-name="ce6">
            <text:p>Create account link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Links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Vuelidate not activ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Password length not controll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S</text:p>
          </table:table-cell>
          <table:table-cell office:value-type="string" table:style-name="ce6">
            <text:p>Files not correctly display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FILTERS</text:p>
          </table:table-cell>
          <table:table-cell office:value-type="string" table:style-name="ce6">
            <text:p>Buttons not placed on bottom of popup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Last infos not accurate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Working links <text:s/>not accurat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PROFILE</text:p>
          </table:table-cell>
          <table:table-cell office:value-type="string" table:style-name="ce6">
            <text:p>Cant do CANCEL WHEN CREATING A USER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RANG is not modifiable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Profile can add N new field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Vuelidate must validate on click or/ Provide standard data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Read more message is not working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Must be a MAX number of message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Try adding <text:s/>a Please wait loading div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UTHS</text:p>
          </table:table-cell>
          <table:table-cell office:value-type="string" table:style-name="ce6">
            <text:p>Build a profile builder - rights administration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File list not cleared after uploading files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FGLOBAL</text:p>
          </table:table-cell>
          <table:table-cell office:value-type="string" table:style-name="ce6">
            <text:p>Add a custom alert event on the side of the screen instead of alert(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LIMITING FILESIZE IN NODE.J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NODEBACKEND</text:p>
          </table:table-cell>
          <table:table-cell office:value-type="string" table:style-name="ce6">
            <text:p>Adding permissions on each web servic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Add the user picture to any messag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DASHBOARD</text:p>
          </table:table-cell>
          <table:table-cell office:value-type="string" table:style-name="ce6">
            <text:p>Add a personnal dashbord to any user …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CALENDAR</text:p>
          </table:table-cell>
          <table:table-cell office:value-type="string" table:style-name="ce6">
            <text:p>Each user may add an event to their own calenda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TABLE</text:p>
          </table:table-cell>
          <table:table-cell office:value-type="string" table:style-name="ce6">
            <text:p>Add users table + Try to do a cool desig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SHAMAN</text:p>
          </table:table-cell>
          <table:table-cell office:value-type="string" table:style-name="ce6">
            <text:p>Provide some shaman stats about users for demo purpos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SOLVER</text:p>
          </table:table-cell>
          <table:table-cell office:value-type="string" table:style-name="ce6">
            <text:p>Provide one form demontrating the solvers abiliti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A user can affect permissions to his files</text:p>
          </table:table-cell>
          <table:table-cell table:number-columns-repeated="16382" table:style-name="ce1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nicolas</meta:initial-creator>
    <dc:creator>nicolas</dc:creator>
    <meta:creation-date>2019-11-27T17:35:28Z</meta:creation-date>
    <dc:date>2019-11-30T11:43:12Z</dc:date>
  </office:meta>
</office:document-meta>
</file>